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6" style:family="graphic" style:parent-style-name="objectwithoutfill">
      <style:graphic-properties draw:stroke="solid" draw:stroke-dash="Ultrafine_20_Dashed" svg:stroke-color="#0084d1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8" style:family="graphic" style:parent-style-name="objectwithoutfill">
      <style:graphic-properties svg:stroke-color="#33a3a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0" style:family="graphic" style:parent-style-name="objectwithoutfill">
      <style:graphic-properties svg:stroke-color="#7e0021" draw:marker-end="Arrow" draw:marker-end-width="0.3cm" draw:fill="solid" draw:fill-color="#7e0021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2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ae00" draw:fill="none" draw:textarea-vertical-align="middle"/>
    </style:style>
    <style:style style:name="gr19" style:family="graphic" style:parent-style-name="objectwithoutfill">
      <style:graphic-properties svg:stroke-color="#ff0000" draw:fill="none" draw:textarea-vertical-align="middle"/>
    </style:style>
    <style:style style:name="gr20" style:family="graphic" style:parent-style-name="objectwithoutfill">
      <style:graphic-properties svg:stroke-color="#ffb515" draw:marker-end="Arrow" draw:marker-end-width="0.3cm" draw:fill="none" draw:textarea-vertical-align="middl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266cm"/>
    </style:style>
    <style:style style:name="gr24" style:family="graphic" style:parent-style-name="objectwithoutfill">
      <style:graphic-properties draw:stroke="dash" draw:stroke-dash="Fine_20_Dashed" svg:stroke-color="#006600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006600" draw:fill="none" draw:textarea-vertical-align="middle"/>
    </style:style>
    <style:style style:name="gr26" style:family="graphic" style:parent-style-name="standard">
      <style:graphic-properties draw:stroke="none" svg:stroke-color="#990000" draw:fill="none" draw:fill-color="#ffffff" draw:auto-grow-height="true" draw:auto-grow-width="false" fo:max-height="0cm" fo:min-height="0.39cm"/>
    </style:style>
    <style:style style:name="gr27" style:family="graphic" style:parent-style-name="standard">
      <style:graphic-properties draw:stroke="none" svg:stroke-color="#990000" draw:fill="none" draw:fill-color="#ffffff" draw:auto-grow-height="true" draw:auto-grow-width="false" fo:max-height="0cm" fo:min-height="0.266cm"/>
    </style:style>
    <style:style style:name="gr28" style:family="graphic" style:parent-style-name="objectwithoutfill">
      <style:graphic-properties draw:stroke="dash" draw:stroke-dash="Fine_20_Dashed" svg:stroke-color="#990000" draw:marker-end="Arrow" draw:marker-end-width="0.3cm" draw:fill="none" draw:textarea-vertical-align="middle"/>
    </style:style>
    <style:style style:name="gr29" style:family="graphic" style:parent-style-name="objectwithoutfill">
      <style:graphic-properties svg:stroke-color="#990000" draw:fill="none" draw:textarea-vertical-align="middle"/>
    </style:style>
    <style:style style:name="gr30" style:family="graphic" style:parent-style-name="standard">
      <style:graphic-properties draw:stroke="none" svg:stroke-color="#990000" draw:fill="none" draw:fill-color="#ffffff" draw:auto-grow-height="true" draw:auto-grow-width="false" fo:max-height="0cm" fo:min-height="1.193cm"/>
    </style:style>
    <style:style style:name="gr31" style:family="graphic" style:parent-style-name="standard">
      <style:graphic-properties draw:stroke="none" svg:stroke-color="#990000" draw:fill="none" draw:fill-color="#ffffff" draw:auto-grow-height="true" draw:auto-grow-width="false" fo:max-height="0cm" fo:min-height="0.776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1pt" style:font-size-asian="11pt" style:font-size-complex="11pt"/>
    </style:style>
    <style:style style:name="P3" style:family="paragraph">
      <style:paragraph-properties fo:text-align="center"/>
      <style:text-properties fo:color="#0084d1" fo:font-size="11pt" style:font-size-asian="11pt" style:font-size-complex="11pt"/>
    </style:style>
    <style:style style:name="P4" style:family="paragraph">
      <style:paragraph-properties fo:text-align="center"/>
      <style:text-properties fo:color="#33a3a3" fo:font-size="11pt" style:font-size-asian="11pt" style:font-size-complex="11pt"/>
    </style:style>
    <style:style style:name="P5" style:family="paragraph">
      <style:paragraph-properties fo:text-align="center"/>
      <style:text-properties fo:color="#7e0021" fo:font-size="11pt" style:font-size-asian="11pt" style:font-size-complex="11pt"/>
    </style:style>
    <style:style style:name="P6" style:family="paragraph">
      <style:paragraph-properties fo:text-align="center"/>
      <style:text-properties fo:color="#ff00ff" fo:font-size="11pt" style:font-size-asian="11pt" style:font-size-complex="11pt"/>
    </style:style>
    <style:style style:name="P7" style:family="paragraph">
      <style:paragraph-properties fo:text-align="center"/>
      <style:text-properties fo:color="#ff0000" fo:font-size="11pt" style:font-size-asian="11pt" style:font-size-complex="11pt"/>
    </style:style>
    <style:style style:name="P8" style:family="paragraph">
      <style:paragraph-properties fo:text-align="center"/>
      <style:text-properties fo:color="#ff6633" fo:font-size="11pt" style:font-size-asian="11pt" style:font-size-complex="11pt"/>
    </style:style>
    <style:style style:name="P9" style:family="paragraph">
      <style:paragraph-properties fo:text-align="center"/>
      <style:text-properties fo:color="#00ae00" fo:font-size="11pt" style:font-size-asian="11pt" style:font-size-complex="11pt"/>
    </style:style>
    <style:style style:name="P10" style:family="paragraph">
      <style:paragraph-properties fo:text-align="center"/>
      <style:text-properties fo:color="#ffb515" fo:font-size="11pt" style:font-size-asian="11pt" style:font-size-complex="11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color="#0066ff" fo:font-size="14pt" fo:font-weight="bold" style:font-size-asian="14pt" style:font-weight-asian="bold" style:font-size-complex="14pt" style:font-weight-complex="bold"/>
    </style:style>
    <style:style style:name="P13" style:family="paragraph">
      <style:text-properties fo:color="#006600" fo:font-size="14pt" style:font-size-asian="14pt" style:font-size-complex="14pt"/>
    </style:style>
    <style:style style:name="P14" style:family="paragraph">
      <style:text-properties fo:color="#990000" fo:font-size="11pt" style:font-size-asian="11pt" style:font-size-complex="11pt"/>
    </style:style>
    <style:style style:name="P15" style:family="paragraph">
      <style:text-properties fo:color="#990000" fo:font-size="14pt" style:font-size-asian="14pt" style:font-size-complex="14pt"/>
    </style:style>
    <style:style style:name="P16" style:family="paragraph">
      <style:paragraph-properties fo:text-align="center"/>
      <style:text-properties fo:color="#990000" fo:font-size="11pt" style:font-size-asian="11pt" style:font-size-complex="11pt"/>
    </style:style>
    <style:style style:name="P17" style:family="paragraph">
      <style:text-properties fo:color="#b2b2b2" fo:font-style="italic" style:font-style-asian="italic" style:font-style-complex="italic"/>
    </style:style>
    <style:style style:name="T1" style:family="text">
      <style:text-properties fo:color="#0000ff" fo:font-size="11pt" style:font-size-asian="11pt" style:font-size-complex="11pt"/>
    </style:style>
    <style:style style:name="T2" style:family="text">
      <style:text-properties fo:color="#0084d1" fo:font-size="11pt" style:font-size-asian="11pt" style:font-size-complex="11pt"/>
    </style:style>
    <style:style style:name="T3" style:family="text">
      <style:text-properties fo:color="#33a3a3" fo:font-size="11pt" style:font-size-asian="11pt" style:font-size-complex="11pt"/>
    </style:style>
    <style:style style:name="T4" style:family="text">
      <style:text-properties fo:color="#7e0021" fo:font-size="11pt" style:font-size-asian="11pt" style:font-size-complex="11pt"/>
    </style:style>
    <style:style style:name="T5" style:family="text">
      <style:text-properties fo:color="#ff00ff" fo:font-size="11pt" style:font-size-asian="11pt" style:font-size-complex="11pt"/>
    </style:style>
    <style:style style:name="T6" style:family="text">
      <style:text-properties fo:color="#ff0000" fo:font-size="11pt" style:font-size-asian="11pt" style:font-size-complex="11pt"/>
    </style:style>
    <style:style style:name="T7" style:family="text">
      <style:text-properties fo:color="#ff6633" fo:font-size="11pt" style:font-size-asian="11pt" style:font-size-complex="11pt"/>
    </style:style>
    <style:style style:name="T8" style:family="text">
      <style:text-properties fo:color="#00ae00" fo:font-size="11pt" style:font-size-asian="11pt" style:font-size-complex="11pt"/>
    </style:style>
    <style:style style:name="T9" style:family="text">
      <style:text-properties fo:color="#ffb515"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66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6600" fo:font-size="14pt" style:font-size-asian="14pt" style:font-size-complex="14pt"/>
    </style:style>
    <style:style style:name="T13" style:family="text">
      <style:text-properties fo:color="#990000" fo:font-size="11pt" style:font-size-asian="11pt" style:font-size-complex="11pt"/>
    </style:style>
    <style:style style:name="T14" style:family="text">
      <style:text-properties fo:color="#990000" fo:font-size="14pt" style:font-size-asian="14pt" style:font-size-complex="14pt"/>
    </style:style>
    <style:style style:name="T15" style:family="text">
      <style:text-properties fo:color="#b2b2b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1.594cm" svg:y1="10.2cm" svg:x2="26.7cm" svg:y2="10.2cm">
          <text:p/>
        </draw:line>
        <draw:line draw:style-name="gr2" draw:text-style-name="P1" draw:layer="layout" svg:x1="1.594cm" svg:y1="6.2cm" svg:x2="26.7cm" svg:y2="6.2cm">
          <text:p/>
        </draw:line>
        <draw:frame draw:style-name="gr3" draw:layer="layout" svg:width="1.4cm" svg:height="0.962cm" svg:x="0.2cm" svg:y="5.738cm">
          <draw:text-box>
            <text:p>A2</text:p>
          </draw:text-box>
        </draw:frame>
        <draw:line draw:style-name="gr2" draw:text-style-name="P1" draw:layer="layout" svg:x1="1.594cm" svg:y1="2.2cm" svg:x2="26.7cm" svg:y2="2.2cm">
          <text:p/>
        </draw:line>
        <draw:frame draw:style-name="gr3" draw:layer="layout" svg:width="1.4cm" svg:height="0.962cm" svg:x="0.2cm" svg:y="1.738cm">
          <draw:text-box>
            <text:p>A1</text:p>
          </draw:text-box>
        </draw:frame>
        <draw:line draw:style-name="gr2" draw:text-style-name="P1" draw:layer="layout" svg:x1="1.594cm" svg:y1="14.2cm" svg:x2="26.7cm" svg:y2="14.2cm">
          <text:p/>
        </draw:line>
        <draw:frame draw:style-name="gr3" draw:layer="layout" svg:width="1.4cm" svg:height="0.962cm" svg:x="0.2cm" svg:y="13.738cm">
          <draw:text-box>
            <text:p>A3</text:p>
          </draw:text-box>
        </draw:frame>
        <draw:line draw:style-name="gr2" draw:text-style-name="P1" draw:layer="layout" svg:x1="1.594cm" svg:y1="18.2cm" svg:x2="26.7cm" svg:y2="18.2cm">
          <text:p/>
        </draw:line>
        <draw:frame draw:style-name="gr3" draw:layer="layout" svg:width="1.4cm" svg:height="0.962cm" svg:x="0.2cm" svg:y="17.738cm">
          <draw:text-box>
            <text:p>A4</text:p>
          </draw:text-box>
        </draw:frame>
        <draw:line draw:style-name="gr4" draw:text-style-name="P1" draw:layer="layout" svg:x1="1.8cm" svg:y1="6.2cm" svg:x2="2.2cm" svg:y2="10.2cm">
          <text:p/>
        </draw:line>
        <draw:frame draw:style-name="gr5" draw:text-style-name="P2" draw:layer="layout" svg:width="2.8cm" svg:height="1.799cm" svg:x="-0.1cm" svg:y="8.401cm">
          <draw:text-box>
            <text:p text:style-name="P1"><text:span text:style-name="T1">LookUp</text:span></text:p>
          </draw:text-box>
        </draw:frame>
        <draw:line draw:style-name="gr6" draw:text-style-name="P1" draw:layer="layout" svg:x1="2.4cm" svg:y1="10.2cm" svg:x2="2.8cm" svg:y2="6.2cm">
          <text:p/>
        </draw:line>
        <draw:frame draw:style-name="gr7" draw:text-style-name="P3" draw:layer="layout" svg:width="2.8cm" svg:height="0.799cm" svg:x="1.5cm" svg:y="8.901cm">
          <draw:text-box>
            <text:p text:style-name="P1"><text:span text:style-name="T2">null</text:span></text:p>
          </draw:text-box>
        </draw:frame>
        <draw:line draw:style-name="gr8" draw:text-style-name="P1" draw:layer="layout" svg:x1="3.1cm" svg:y1="6.2cm" svg:x2="3.5cm" svg:y2="10.2cm">
          <text:p/>
        </draw:line>
        <draw:frame draw:style-name="gr9" draw:text-style-name="P4" draw:layer="layout" svg:width="2.8cm" svg:height="1.301cm" svg:x="2.6cm" svg:y="6.7cm">
          <draw:text-box>
            <text:p text:style-name="P1"><text:span text:style-name="T3">Create</text:span></text:p>
            <text:p text:style-name="P1"><text:span text:style-name="T3">Object</text:span></text:p>
          </draw:text-box>
        </draw:frame>
        <draw:frame draw:style-name="gr3" draw:layer="layout" svg:width="1.4cm" svg:height="0.962cm" svg:x="0.2cm" svg:y="9.738cm">
          <draw:text-box>
            <text:p>Co</text:p>
          </draw:text-box>
        </draw:frame>
        <draw:g>
          <draw:line draw:style-name="gr10" draw:text-style-name="P1" draw:layer="layout" svg:x1="4.599cm" svg:y1="10.201cm" svg:x2="4.999cm" svg:y2="6.201cm">
            <text:p/>
          </draw:line>
          <draw:frame draw:style-name="gr11" draw:text-style-name="P5" draw:layer="layout" svg:width="1.9cm" svg:height="2.199cm" svg:x="4.5cm" svg:y="8.401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4" draw:text-style-name="P1" draw:layer="layout" svg:x1="5.706cm" svg:y1="2.2cm" svg:x2="6.406cm" svg:y2="10.2cm">
            <text:p/>
          </draw:line>
          <draw:frame draw:style-name="gr5" draw:text-style-name="P2" draw:layer="layout" svg:width="2.8cm" svg:height="1.799cm" svg:x="3.706cm" svg:y="3.9cm">
            <draw:text-box>
              <text:p text:style-name="P1"><text:span text:style-name="T1">LookUp</text:span></text:p>
            </draw:text-box>
          </draw:frame>
        </draw:g>
        <draw:g>
          <draw:line draw:style-name="gr12" draw:text-style-name="P1" draw:layer="layout" svg:x1="7.7cm" svg:y1="10.201cm" svg:x2="8.3cm" svg:y2="6.201cm">
            <text:p/>
          </draw:line>
          <draw:frame draw:style-name="gr5" draw:text-style-name="P6" draw:layer="layout" svg:width="2.8cm" svg:height="1.799cm" svg:x="5.8cm" svg:y="6.802cm">
            <draw:text-box>
              <text:p text:style-name="P1"><text:span text:style-name="T5">Invalidate</text:span></text:p>
              <text:p text:style-name="P1"><text:span text:style-name="T5">Writer for reader</text:span></text:p>
            </draw:text-box>
          </draw:frame>
        </draw:g>
        <draw:g>
          <draw:frame draw:style-name="gr11" draw:text-style-name="P5" draw:layer="layout" svg:width="1.9cm" svg:height="2.199cm" svg:x="8.4cm" svg:y="7.4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  <draw:line draw:style-name="gr13" draw:text-style-name="P1" draw:layer="layout" svg:x1="8.4cm" svg:y1="6.2cm" svg:x2="8.8cm" svg:y2="10.2cm">
            <text:p/>
          </draw:line>
        </draw:g>
        <draw:g>
          <draw:line draw:style-name="gr13" draw:text-style-name="P1" draw:layer="layout" svg:x1="10.058cm" svg:y1="10.2cm" svg:x2="10.658cm" svg:y2="2.2cm">
            <text:p/>
          </draw:line>
          <draw:frame draw:style-name="gr11" draw:text-style-name="P5" draw:layer="layout" svg:width="1.9cm" svg:height="2.199cm" svg:x="8.858cm" svg:y="3.001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4" draw:text-style-name="P1" draw:layer="layout" svg:x1="5.8cm" svg:y1="14.2cm" svg:x2="10.3cm" svg:y2="10.201cm">
            <text:p/>
          </draw:line>
          <draw:frame draw:style-name="gr5" draw:text-style-name="P2" draw:layer="layout" svg:width="2.8cm" svg:height="1.799cm" svg:x="5.2cm" svg:y="12.2cm">
            <draw:text-box>
              <text:p text:style-name="P1"><text:span text:style-name="T1">LookUp</text:span></text:p>
            </draw:text-box>
          </draw:frame>
        </draw:g>
        <draw:g>
          <draw:line draw:style-name="gr4" draw:text-style-name="P1" draw:layer="layout" svg:x1="10.136cm" svg:y1="18.201cm" svg:x2="12cm" svg:y2="10.2cm">
            <text:p/>
          </draw:line>
          <draw:frame draw:style-name="gr5" draw:text-style-name="P2" draw:layer="layout" svg:width="2.8cm" svg:height="1.799cm" svg:x="8.336cm" svg:y="15.601cm">
            <draw:text-box>
              <text:p text:style-name="P1"><text:span text:style-name="T1">LookUp</text:span></text:p>
            </draw:text-box>
          </draw:frame>
        </draw:g>
        <draw:g>
          <draw:line draw:style-name="gr13" draw:text-style-name="P1" draw:layer="layout" svg:x1="10.6cm" svg:y1="10.2cm" svg:x2="10.9cm" svg:y2="14.2cm">
            <text:p/>
          </draw:line>
          <draw:frame draw:style-name="gr11" draw:text-style-name="P5" draw:layer="layout" svg:width="1.9cm" svg:height="2.199cm" svg:x="9cm" svg:y="11.801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13" draw:text-style-name="P1" draw:layer="layout" svg:x1="12.2cm" svg:y1="10.2cm" svg:x2="12.9cm" svg:y2="18.2cm">
            <text:p/>
          </draw:line>
          <draw:frame draw:style-name="gr11" draw:text-style-name="P5" draw:layer="layout" svg:width="1.9cm" svg:height="2.199cm" svg:x="11.1cm" svg:y="16.501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14" draw:text-style-name="P1" draw:layer="layout" svg:x1="12.03cm" svg:y1="6.2cm" svg:x2="12.83cm" svg:y2="10.2cm">
            <text:p/>
          </draw:line>
          <draw:frame draw:style-name="gr5" draw:text-style-name="P7" draw:layer="layout" svg:width="2.8cm" svg:height="1.799cm" svg:x="9.93cm" svg:y="7.701cm">
            <draw:text-box>
              <text:p text:style-name="P1"><text:span text:style-name="T6">WriteLock</text:span></text:p>
            </draw:text-box>
          </draw:frame>
        </draw:g>
        <draw:g>
          <draw:line draw:style-name="gr15" draw:text-style-name="P1" draw:layer="layout" svg:x1="13.141cm" svg:y1="10.2cm" svg:x2="13.541cm" svg:y2="2.2cm">
            <text:p/>
          </draw:line>
          <draw:line draw:style-name="gr15" draw:text-style-name="P1" draw:layer="layout" svg:x1="13.141cm" svg:y1="10.2cm" svg:x2="13.741cm" svg:y2="14.2cm">
            <text:p/>
          </draw:line>
          <draw:line draw:style-name="gr15" draw:text-style-name="P1" draw:layer="layout" svg:x1="13.141cm" svg:y1="10.2cm" svg:x2="13.541cm" svg:y2="18.2cm">
            <text:p/>
          </draw:line>
          <draw:frame draw:style-name="gr16" draw:text-style-name="P8" draw:layer="layout" svg:width="2.2cm" svg:height="1.133cm" svg:x="13.141cm" svg:y="10.267cm">
            <draw:text-box>
              <text:p text:style-name="P1"><text:span text:style-name="T7">Invalidate readers</text:span></text:p>
            </draw:text-box>
          </draw:frame>
        </draw:g>
        <draw:g>
          <draw:line draw:style-name="gr13" draw:text-style-name="P1" draw:layer="layout" svg:x1="13.7cm" svg:y1="10.201cm" svg:x2="14.3cm" svg:y2="6.201cm">
            <text:p/>
          </draw:line>
          <draw:frame draw:style-name="gr11" draw:text-style-name="P5" draw:layer="layout" svg:width="1.9cm" svg:height="2.199cm" svg:x="13.6cm" svg:y="8.802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17" draw:text-style-name="P1" draw:layer="layout" svg:x1="15cm" svg:y1="5.401cm" svg:x2="15.8cm" svg:y2="6.201cm">
            <text:p/>
          </draw:line>
          <draw:line draw:style-name="gr18" draw:text-style-name="P1" draw:layer="layout" svg:x1="14.4cm" svg:y1="6.201cm" svg:x2="15cm" svg:y2="5.401cm">
            <text:p/>
          </draw:line>
          <draw:frame draw:style-name="gr5" draw:text-style-name="P9" draw:layer="layout" svg:width="2.8cm" svg:height="1.799cm" svg:x="13.7cm" svg:y="4.801cm">
            <draw:text-box>
              <text:p text:style-name="P1"><text:span text:style-name="T8">ReadLock</text:span></text:p>
            </draw:text-box>
          </draw:frame>
        </draw:g>
        <draw:g>
          <draw:line draw:style-name="gr17" draw:text-style-name="P1" draw:layer="layout" svg:x1="15.5cm" svg:y1="14.201cm" svg:x2="15.9cm" svg:y2="10.201cm">
            <text:p/>
          </draw:line>
          <draw:frame draw:style-name="gr5" draw:text-style-name="P2" draw:layer="layout" svg:width="2.8cm" svg:height="1.799cm" svg:x="13.3cm" svg:y="11.801cm">
            <draw:text-box>
              <text:p text:style-name="P1"><text:span text:style-name="T8">ReadLock</text:span></text:p>
            </draw:text-box>
          </draw:frame>
        </draw:g>
        <draw:g>
          <draw:line draw:style-name="gr12" draw:text-style-name="P1" draw:layer="layout" svg:x1="16.1cm" svg:y1="10.201cm" svg:x2="16.7cm" svg:y2="6.201cm">
            <text:p/>
          </draw:line>
          <draw:frame draw:style-name="gr5" draw:text-style-name="P6" draw:layer="layout" svg:width="2.8cm" svg:height="1.799cm" svg:x="14.2cm" svg:y="6.802cm">
            <draw:text-box>
              <text:p text:style-name="P1"><text:span text:style-name="T5">Invalidate</text:span></text:p>
              <text:p text:style-name="P1"><text:span text:style-name="T5">Writer for reader</text:span></text:p>
            </draw:text-box>
          </draw:frame>
        </draw:g>
        <draw:g>
          <draw:frame draw:style-name="gr11" draw:text-style-name="P5" draw:layer="layout" svg:width="1.9cm" svg:height="2.199cm" svg:x="17cm" svg:y="7.4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  <draw:line draw:style-name="gr13" draw:text-style-name="P1" draw:layer="layout" svg:x1="17cm" svg:y1="6.2cm" svg:x2="17.4cm" svg:y2="10.2cm">
            <text:p/>
          </draw:line>
        </draw:g>
        <draw:g>
          <draw:frame draw:style-name="gr11" draw:text-style-name="P5" draw:layer="layout" svg:width="1.9cm" svg:height="2.199cm" svg:x="17.7cm" svg:y="11.4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  <draw:line draw:style-name="gr13" draw:text-style-name="P1" draw:layer="layout" svg:x1="17.7cm" svg:y1="10.2cm" svg:x2="18.1cm" svg:y2="14.2cm">
            <text:p/>
          </draw:line>
        </draw:g>
        <draw:g>
          <draw:line draw:style-name="gr14" draw:text-style-name="P1" draw:layer="layout" svg:x1="18.33cm" svg:y1="18.201cm" svg:x2="19.93cm" svg:y2="10.201cm">
            <text:p/>
          </draw:line>
          <draw:frame draw:style-name="gr5" draw:text-style-name="P7" draw:layer="layout" svg:width="2.8cm" svg:height="1.799cm" svg:x="16.33cm" svg:y="15.502cm">
            <draw:text-box>
              <text:p text:style-name="P1"><text:span text:style-name="T6">WriteLock</text:span></text:p>
            </draw:text-box>
          </draw:frame>
        </draw:g>
        <draw:g>
          <draw:line draw:style-name="gr15" draw:text-style-name="P1" draw:layer="layout" svg:x1="20.099cm" svg:y1="10.2cm" svg:x2="20.499cm" svg:y2="6.2cm">
            <text:p/>
          </draw:line>
          <draw:line draw:style-name="gr15" draw:text-style-name="P1" draw:layer="layout" svg:x1="20.099cm" svg:y1="10.2cm" svg:x2="20.699cm" svg:y2="14.2cm">
            <text:p/>
          </draw:line>
          <draw:frame draw:style-name="gr16" draw:text-style-name="P8" draw:layer="layout" svg:width="2.2cm" svg:height="1.133cm" svg:x="20.299cm" svg:y="7.4cm">
            <draw:text-box>
              <text:p text:style-name="P1"><text:span text:style-name="T7">Invalidate readers</text:span></text:p>
            </draw:text-box>
          </draw:frame>
        </draw:g>
        <draw:g>
          <draw:line draw:style-name="gr13" draw:text-style-name="P1" draw:layer="layout" svg:x1="20.814cm" svg:y1="10.2cm" svg:x2="21.214cm" svg:y2="18.2cm">
            <text:p/>
          </draw:line>
          <draw:frame draw:style-name="gr11" draw:text-style-name="P5" draw:layer="layout" svg:width="1.9cm" svg:height="2.199cm" svg:x="19.414cm" svg:y="15.4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14" draw:text-style-name="P1" draw:layer="layout" svg:x1="22.6cm" svg:y1="18.9cm" svg:x2="23.3cm" svg:y2="18.2cm">
            <text:p/>
          </draw:line>
          <draw:line draw:style-name="gr19" draw:text-style-name="P1" draw:layer="layout" svg:x1="21.9cm" svg:y1="18.2cm" svg:x2="22.6cm" svg:y2="18.9cm">
            <text:p/>
          </draw:line>
          <draw:frame draw:style-name="gr5" draw:text-style-name="P7" draw:layer="layout" svg:width="2.8cm" svg:height="1.799cm" svg:x="21.3cm" svg:y="18.801cm">
            <draw:text-box>
              <text:p text:style-name="P1"><text:span text:style-name="T6">WriteLock</text:span></text:p>
            </draw:text-box>
          </draw:frame>
        </draw:g>
        <draw:g>
          <draw:line draw:style-name="gr14" draw:text-style-name="P1" draw:layer="layout" svg:x1="22.953cm" svg:y1="2.2cm" svg:x2="23.752cm" svg:y2="10.2cm">
            <text:p/>
          </draw:line>
          <draw:frame draw:style-name="gr5" draw:text-style-name="P7" draw:layer="layout" svg:width="2.8cm" svg:height="1.799cm" svg:x="20.752cm" svg:y="4cm">
            <draw:text-box>
              <text:p text:style-name="P1"><text:span text:style-name="T6">WriteLock</text:span></text:p>
            </draw:text-box>
          </draw:frame>
        </draw:g>
        <draw:g>
          <draw:line draw:style-name="gr20" draw:text-style-name="P1" draw:layer="layout" svg:x1="24cm" svg:y1="10.2cm" svg:x2="24.8cm" svg:y2="18.2cm">
            <text:p/>
          </draw:line>
          <draw:frame draw:style-name="gr5" draw:text-style-name="P10" draw:layer="layout" svg:width="2.8cm" svg:height="1.799cm" svg:x="22.2cm" svg:y="15.602cm">
            <draw:text-box>
              <text:p text:style-name="P1"><text:span text:style-name="T9">Invalidate</text:span></text:p>
              <text:p text:style-name="P1"><text:span text:style-name="T9">Writer</text:span></text:p>
            </draw:text-box>
          </draw:frame>
        </draw:g>
        <draw:g>
          <draw:line draw:style-name="gr13" draw:text-style-name="P1" draw:layer="layout" svg:x1="25.1cm" svg:y1="18.201cm" svg:x2="25.5cm" svg:y2="10.201cm">
            <text:p/>
          </draw:line>
          <draw:frame draw:style-name="gr11" draw:text-style-name="P5" draw:layer="layout" svg:width="1.9cm" svg:height="2.199cm" svg:x="25cm" svg:y="15.702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draw:g>
          <draw:line draw:style-name="gr13" draw:text-style-name="P1" draw:layer="layout" svg:x1="25.8cm" svg:y1="10.201cm" svg:x2="26.2cm" svg:y2="2.201cm">
            <text:p/>
          </draw:line>
          <draw:frame draw:style-name="gr11" draw:text-style-name="P5" draw:layer="layout" svg:width="1.9cm" svg:height="2.199cm" svg:x="24.3cm" svg:y="6.4cm">
            <draw:text-box>
              <text:p text:style-name="P1"><text:span text:style-name="T4">Cache</text:span></text:p>
              <text:p text:style-name="P1"><text:span text:style-name="T4">Update</text:span></text:p>
            </draw:text-box>
          </draw:frame>
        </draw:g>
        <presentation:notes draw:style-name="dp2">
          <draw:page-thumbnail draw:style-name="gr2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1.594cm" svg:y1="4.3cm" svg:x2="26.7cm" svg:y2="4.3cm">
          <text:p/>
        </draw:line>
        <draw:line draw:style-name="gr2" draw:text-style-name="P1" draw:layer="layout" svg:x1="1.594cm" svg:y1="2.3cm" svg:x2="26.7cm" svg:y2="2.3cm">
          <text:p/>
        </draw:line>
        <draw:frame draw:style-name="gr3" draw:layer="layout" svg:width="1.4cm" svg:height="0.962cm" svg:x="0.2cm" svg:y="1.838cm">
          <draw:text-box>
            <text:p>A1</text:p>
          </draw:text-box>
        </draw:frame>
        <draw:line draw:style-name="gr2" draw:text-style-name="P1" draw:layer="layout" svg:x1="1.594cm" svg:y1="6.3cm" svg:x2="26.7cm" svg:y2="6.3cm">
          <text:p/>
        </draw:line>
        <draw:frame draw:style-name="gr3" draw:layer="layout" svg:width="1.4cm" svg:height="0.962cm" svg:x="0.2cm" svg:y="5.838cm">
          <draw:text-box>
            <text:p>A2</text:p>
          </draw:text-box>
        </draw:frame>
        <draw:frame draw:style-name="gr3" draw:layer="layout" svg:width="1.4cm" svg:height="0.962cm" svg:x="0.2cm" svg:y="3.838cm">
          <draw:text-box>
            <text:p>Co</text:p>
          </draw:text-box>
        </draw:frame>
        <draw:frame draw:style-name="gr3" draw:text-style-name="P11" draw:layer="layout" svg:width="2cm" svg:height="0.806cm" svg:x="1.7cm" svg:y="1.5cm">
          <draw:text-box>
            <text:p text:style-name="P11"><text:span text:style-name="T10">W(x)1</text:span></text:p>
          </draw:text-box>
        </draw:frame>
        <draw:frame draw:style-name="gr3" draw:text-style-name="P11" draw:layer="layout" svg:width="2cm" svg:height="0.806cm" svg:x="3.2cm" svg:y="5.5cm">
          <draw:text-box>
            <text:p text:style-name="P11"><text:span text:style-name="T10">R(x)1</text:span></text:p>
          </draw:text-box>
        </draw:frame>
        <draw:frame draw:style-name="gr16" draw:text-style-name="P12" draw:layer="layout" svg:width="2.7cm" svg:height="1cm" svg:x="5.1cm" svg:y="5.5cm">
          <draw:text-box>
            <text:p text:style-name="P12"><text:span text:style-name="T11">START</text:span></text:p>
          </draw:text-box>
        </draw:frame>
        <draw:frame draw:style-name="gr3" draw:text-style-name="P11" draw:layer="layout" svg:width="2cm" svg:height="0.806cm" svg:x="7.1cm" svg:y="1.5cm">
          <draw:text-box>
            <text:p text:style-name="P11"><text:span text:style-name="T10">W(x)2</text:span></text:p>
          </draw:text-box>
        </draw:frame>
        <draw:frame draw:style-name="gr3" draw:text-style-name="P11" draw:layer="layout" svg:width="2cm" svg:height="0.806cm" svg:x="8.7cm" svg:y="5.5cm">
          <draw:text-box>
            <text:p text:style-name="P11"><text:span text:style-name="T10">R(x)1</text:span></text:p>
          </draw:text-box>
        </draw:frame>
        <draw:frame draw:style-name="gr3" draw:text-style-name="P11" draw:layer="layout" svg:width="2cm" svg:height="0.806cm" svg:x="10.3cm" svg:y="5.5cm">
          <draw:text-box>
            <text:p text:style-name="P11"><text:span text:style-name="T10">W(x)3</text:span></text:p>
          </draw:text-box>
        </draw:frame>
        <draw:frame draw:style-name="gr3" draw:text-style-name="P11" draw:layer="layout" svg:width="2cm" svg:height="0.806cm" svg:x="12cm" svg:y="1.5cm">
          <draw:text-box>
            <text:p text:style-name="P11"><text:span text:style-name="T10">R(x)2</text:span></text:p>
          </draw:text-box>
        </draw:frame>
        <draw:frame draw:style-name="gr3" draw:text-style-name="P11" draw:layer="layout" svg:width="2cm" svg:height="0.806cm" svg:x="12.7cm" svg:y="5.5cm">
          <draw:text-box>
            <text:p text:style-name="P11"><text:span text:style-name="T10">R(x)3</text:span></text:p>
          </draw:text-box>
        </draw:frame>
        <draw:frame draw:style-name="gr3" draw:text-style-name="P11" draw:layer="layout" svg:width="2cm" svg:height="0.806cm" svg:x="12cm" svg:y="1.5cm">
          <draw:text-box>
            <text:p text:style-name="P11"><text:span text:style-name="T10">R(x)2</text:span></text:p>
          </draw:text-box>
        </draw:frame>
        <draw:g>
          <draw:frame draw:style-name="gr22" draw:text-style-name="P13" draw:layer="layout" svg:width="2.7cm" svg:height="0.806cm" svg:x="15cm" svg:y="6.476cm">
            <draw:text-box>
              <text:p text:style-name="P13"><text:span text:style-name="T12">COMMIT</text:span></text:p>
            </draw:text-box>
          </draw:frame>
          <draw:frame draw:style-name="gr23" draw:text-style-name="P13" draw:layer="layout" svg:width="2cm" svg:height="0.806cm" svg:x="16.9cm" svg:y="1.356cm">
            <draw:text-box>
              <text:p text:style-name="P13"><text:span text:style-name="T12">R(x)3</text:span></text:p>
            </draw:text-box>
          </draw:frame>
          <draw:line draw:style-name="gr24" draw:text-style-name="P1" draw:layer="layout" svg:x1="16.4cm" svg:y1="6.32cm" svg:x2="17.5cm" svg:y2="2.288cm">
            <text:p/>
          </draw:line>
          <draw:g>
            <draw:g>
              <draw:line draw:style-name="gr25" draw:text-style-name="P1" draw:layer="layout" svg:x1="16.2cm" svg:y1="1.1cm" svg:x2="19.4cm" svg:y2="1.1cm">
                <text:p/>
              </draw:line>
              <draw:line draw:style-name="gr25" draw:text-style-name="P1" draw:layer="layout" svg:x1="14.4cm" svg:y1="7.5cm" svg:x2="17.6cm" svg:y2="7.5cm">
                <text:p/>
              </draw:line>
            </draw:g>
            <draw:g>
              <draw:line draw:style-name="gr25" draw:text-style-name="P1" draw:layer="layout" svg:x1="19.4cm" svg:y1="1.1cm" svg:x2="17.6cm" svg:y2="7.5cm">
                <text:p/>
              </draw:line>
              <draw:line draw:style-name="gr25" draw:text-style-name="P1" draw:layer="layout" svg:x1="16.2cm" svg:y1="1.1cm" svg:x2="14.4cm" svg:y2="7.5cm">
                <text:p/>
              </draw:line>
            </draw:g>
          </draw:g>
        </draw:g>
        <draw:g>
          <draw:frame draw:style-name="gr26" draw:text-style-name="P14" draw:layer="layout" svg:width="2.7cm" svg:height="0.692cm" svg:x="18.5cm" svg:y="6.612cm">
            <draw:text-box>
              <text:p text:style-name="P14"><text:span text:style-name="T13">ROLLBACK</text:span></text:p>
            </draw:text-box>
          </draw:frame>
          <draw:frame draw:style-name="gr27" draw:text-style-name="P15" draw:layer="layout" svg:width="2cm" svg:height="0.806cm" svg:x="20.5cm" svg:y="1.356cm">
            <draw:text-box>
              <text:p text:style-name="P15"><text:span text:style-name="T14">R(x)2</text:span></text:p>
            </draw:text-box>
          </draw:frame>
          <draw:line draw:style-name="gr28" draw:text-style-name="P1" draw:layer="layout" svg:x1="20cm" svg:y1="6.32cm" svg:x2="21.1cm" svg:y2="2.288cm">
            <text:p/>
          </draw:line>
          <draw:g>
            <draw:g>
              <draw:line draw:style-name="gr29" draw:text-style-name="P1" draw:layer="layout" svg:x1="19.8cm" svg:y1="1.1cm" svg:x2="23cm" svg:y2="1.1cm">
                <text:p/>
              </draw:line>
              <draw:line draw:style-name="gr29" draw:text-style-name="P1" draw:layer="layout" svg:x1="18cm" svg:y1="7.5cm" svg:x2="21.2cm" svg:y2="7.5cm">
                <text:p/>
              </draw:line>
            </draw:g>
            <draw:g>
              <draw:line draw:style-name="gr29" draw:text-style-name="P1" draw:layer="layout" svg:x1="23cm" svg:y1="1.1cm" svg:x2="21.2cm" svg:y2="7.5cm">
                <text:p/>
              </draw:line>
              <draw:line draw:style-name="gr29" draw:text-style-name="P1" draw:layer="layout" svg:x1="19.8cm" svg:y1="1.1cm" svg:x2="18cm" svg:y2="7.5cm">
                <text:p/>
              </draw:line>
            </draw:g>
          </draw:g>
        </draw:g>
        <draw:g>
          <draw:frame draw:style-name="gr30" draw:text-style-name="P16" draw:layer="layout" svg:width="2.7cm" svg:height="1.443cm" svg:x="22cm" svg:y="6.357cm">
            <draw:text-box>
              <text:p text:style-name="P16"><text:span text:style-name="T13">ROLLBACK</text:span></text:p>
              <text:p text:style-name="P16"><text:span text:style-name="T13">TO ME</text:span></text:p>
            </draw:text-box>
          </draw:frame>
          <draw:frame draw:style-name="gr31" draw:text-style-name="P15" draw:layer="layout" svg:width="2cm" svg:height="1.026cm" svg:x="24.1cm" svg:y="1.355cm">
            <draw:text-box>
              <text:p text:style-name="P15"><text:span text:style-name="T14">R(x)1</text:span></text:p>
            </draw:text-box>
          </draw:frame>
          <draw:line draw:style-name="gr28" draw:text-style-name="P1" draw:layer="layout" svg:x1="23.6cm" svg:y1="6.293cm" svg:x2="24.7cm" svg:y2="2.282cm">
            <text:p/>
          </draw:line>
          <draw:g>
            <draw:g>
              <draw:line draw:style-name="gr29" draw:text-style-name="P1" draw:layer="layout" svg:x1="23.4cm" svg:y1="1.1cm" svg:x2="26.6cm" svg:y2="1.1cm">
                <text:p/>
              </draw:line>
              <draw:line draw:style-name="gr29" draw:text-style-name="P1" draw:layer="layout" svg:x1="21.6cm" svg:y1="7.467cm" svg:x2="24.8cm" svg:y2="7.467cm">
                <text:p/>
              </draw:line>
            </draw:g>
            <draw:g>
              <draw:line draw:style-name="gr29" draw:text-style-name="P1" draw:layer="layout" svg:x1="26.6cm" svg:y1="1.1cm" svg:x2="24.8cm" svg:y2="7.467cm">
                <text:p/>
              </draw:line>
              <draw:line draw:style-name="gr29" draw:text-style-name="P1" draw:layer="layout" svg:x1="23.4cm" svg:y1="1.1cm" svg:x2="21.6cm" svg:y2="7.467cm">
                <text:p/>
              </draw:line>
            </draw:g>
          </draw:g>
        </draw:g>
        <draw:frame draw:style-name="gr3" draw:text-style-name="P17" draw:layer="layout" svg:width="1.6cm" svg:height="0.962cm" svg:x="19cm" svg:y="0.1cm">
          <draw:text-box>
            <text:p text:style-name="P17"><text:span text:style-name="T15">OR</text:span></text:p>
          </draw:text-box>
        </draw:frame>
        <draw:frame draw:style-name="gr3" draw:text-style-name="P17" draw:layer="layout" svg:width="1.6cm" svg:height="0.962cm" svg:x="22.5cm" svg:y="0.1cm">
          <draw:text-box>
            <text:p text:style-name="P17"><text:span text:style-name="T15">OR</text:span></text:p>
          </draw:text-box>
        </draw:frame>
        <presentation:notes draw:style-name="dp2">
          <draw:page-thumbnail draw:style-name="gr21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10-04T16:52:25</meta:creation-date>
    <dc:date>2014-10-18T17:22:30.483379763</dc:date>
    <dc:creator>pierre </dc:creator>
    <meta:editing-duration>PT1H54M9S</meta:editing-duration>
    <meta:editing-cycles>10</meta:editing-cycles>
    <meta:generator>LibreOffice/4.2.6.3$Linux_X86_64 LibreOffice_project/420m0$Build-3</meta:generator>
    <meta:document-statistic meta:object-count="171"/>
  </office:meta>
</office:document-meta>
</file>